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1AAB000006B926B5EAD1.svm"/>
  <manifest:file-entry manifest:media-type="" manifest:full-path="Pictures/2000000900000B45000004739CF148E8.svm"/>
  <manifest:file-entry manifest:media-type="" manifest:full-path="Pictures/2000000900000DC0000009835EBD7C18.svm"/>
  <manifest:file-entry manifest:media-type="" manifest:full-path="Pictures/2000000900003F5C00002F3C25D7220F.svm"/>
  <manifest:file-entry manifest:media-type="" manifest:full-path="Pictures/2000000900001EE80000166ED9248614.svm"/>
  <manifest:file-entry manifest:media-type="" manifest:full-path="Pictures/20000009000050B9000032F53C10DD7C.svm"/>
  <manifest:file-entry manifest:media-type="" manifest:full-path="Pictures/2000000900004D00000041F16C00B696.svm"/>
  <manifest:file-entry manifest:media-type="" manifest:full-path="Pictures/2000000900000811000003EEAAE85EBB.svm"/>
  <manifest:file-entry manifest:media-type="" manifest:full-path="Pictures/20000009000021E70000166EC3C1A01E.svm"/>
  <manifest:file-entry manifest:media-type="" manifest:full-path="Pictures/20000009000013A4000005B0E81D4717.svm"/>
  <manifest:file-entry manifest:media-type="" manifest:full-path="Pictures/200000090000480A00002909580BA344.svm"/>
  <manifest:file-entry manifest:media-type="" manifest:full-path="Pictures/2000000900003BA3000037EB0CBB6A9E.svm"/>
  <manifest:file-entry manifest:media-type="" manifest:full-path="Pictures/200000090000357000001A276FB24F78.svm"/>
  <manifest:file-entry manifest:media-type="" manifest:full-path="Pictures/2000000900002A120000052C5E4E19DD.svm"/>
  <manifest:file-entry manifest:media-type="" manifest:full-path="Pictures/2000000900007F890000431415B14CDB.svm"/>
  <manifest:file-entry manifest:media-type="" manifest:full-path="Pictures/2000000900000C680000047312D33547.svm"/>
  <manifest:file-entry manifest:media-type="" manifest:full-path="Pictures/200000090000115E000008B0BD210798.svm"/>
  <manifest:file-entry manifest:media-type="" manifest:full-path="Pictures/200000090000115E000008B0D69A0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border-line-width-bottom="0.035cm 0.035cm 0.025cm" fo:padding="0.074cm" fo:border-left="none" fo:border-right="none" fo:border-top="none" fo:border-bottom="0.095cm double #000000" style:join-border="false"/>
      <style:text-properties fo:language="bg" fo:country="BG"/>
    </style:style>
    <style:style style:name="P12" style:family="paragraph" style:parent-style-name="Standard">
      <style:paragraph-properties fo:text-align="center" style:justify-single-word="false" style:border-line-width-bottom="0.035cm 0.035cm 0.025cm" fo:padding="0.074cm" fo:border-left="none" fo:border-right="none" fo:border-top="none" fo:border-bottom="0.095cm double #000000" style:join-border="false"/>
      <style:text-properties fo:font-size="16pt" fo:language="bg" fo:country="BG" fo:font-weight="bold" style:font-size-asian="16pt" style:font-weight-asian="bold" style:font-size-complex="16pt" style:font-weight-complex="bold"/>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8" style:family="paragraph" style:parent-style-name="Heading_20_1">
      <style:paragraph-properties fo:break-before="page"/>
    </style:style>
    <style:style style:name="P19" style:family="paragraph" style:parent-style-name="Heading_20_3">
      <style:text-properties fo:language="bg" fo:country="BG"/>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ff0000"/>
    </style:style>
    <style:style style:name="T4" style:family="text">
      <style:text-properties style:use-window-font-color="true" fo:language="en" fo:country="US" fo:background-color="#ff0000"/>
    </style:style>
    <style:style style:name="T5" style:family="text">
      <style:text-properties fo:language="en" fo:country="US"/>
    </style:style>
    <style:style style:name="T6" style:family="text">
      <style:text-properties fo:language="en" fo:country="US" fo:background-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БЪЛГАРСКА <text:s/>АКАДЕМИЯ <text:s/>НА <text:s/>НАУКИТЕ</text:p>
      <text:p text:style-name="P2"/>
      <text:p text:style-name="P8">ИНСТИТУТ ПО ИНФОРМАЦИОННИ </text:p>
      <text:p text:style-name="P12">И КОМУНИКАЦИОННИ ТЕХНОЛОГИИ</text:p>
      <text:p text:style-name="P2"/>
      <text:p text:style-name="P2"/>
      <text:p text:style-name="P9">Д И С Е Р Т А Ц И Я</text:p>
      <text:p text:style-name="P10">ЗА ПРИСЪЖДАНЕ НА ОБРАЗОВАТЕЛНА </text:p>
      <text:p text:style-name="P10">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text:span text:style-name="T2">Докторант:</text:span><text:tab/><text:tab/><text:tab/><text:tab/><text:tab/><text:span text:style-name="T2">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11"/>
      <text:p text:style-name="P4">София, 201<text:span text:style-name="T5">5</text:span>г.</text:p>
      <text:h text:style-name="P18" text:outline-level="1"><text:bookmark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44_63795308" text:style-name="Index_20_Link" text:visited-style-name="Index_20_Link">Съдържание<text:tab/>2</text:a></text:p>
          <text:p text:style-name="P13"><text:a xlink:type="simple" xlink:href="#__RefHeading__146_63795308" text:style-name="Index_20_Link" text:visited-style-name="Index_20_Link">Увод<text:tab/>3</text:a></text:p>
          <text:p text:style-name="P13"><text:a xlink:type="simple" xlink:href="#__RefHeading__148_63795308" text:style-name="Index_20_Link" text:visited-style-name="Index_20_Link">Глава 1 - Обзор<text:tab/>5</text:a></text:p>
          <text:p text:style-name="P13"><text:a xlink:type="simple" xlink:href="#__RefHeading__150_63795308" text:style-name="Index_20_Link" text:visited-style-name="Index_20_Link">Глава 2 - Модел<text:tab/>26</text:a></text:p>
          <text:p text:style-name="P14"><text:a xlink:type="simple" xlink:href="#__RefHeading__2955_724005782" text:style-name="Index_20_Link" text:visited-style-name="Index_20_Link"><text:s text:c="2"/>2.1 Дефиниция на задачата<text:tab/>26</text:a></text:p>
          <text:p text:style-name="P14"><text:a xlink:type="simple" xlink:href="#__RefHeading__2957_724005782" text:style-name="Index_20_Link" text:visited-style-name="Index_20_Link"><text:s text:c="2"/>2.2 Времеви редове<text:tab/>27</text:a></text:p>
          <text:p text:style-name="P14"><text:a xlink:type="simple" xlink:href="#__RefHeading__2959_724005782" text:style-name="Index_20_Link" text:visited-style-name="Index_20_Link"><text:s text:c="2"/>2.3 Изкуствени невронни мрежи<text:tab/>28</text:a></text:p>
          <text:p text:style-name="P14"><text:a xlink:type="simple" xlink:href="#__RefHeading__2961_724005782" text:style-name="Index_20_Link" text:visited-style-name="Index_20_Link"><text:s text:c="2"/>2.4 Диференциална еволюция<text:tab/>29</text:a></text:p>
          <text:p text:style-name="P14"><text:a xlink:type="simple" xlink:href="#__RefHeading__2963_724005782" text:style-name="Index_20_Link" text:visited-style-name="Index_20_Link"><text:s text:c="2"/>2.5 Изчисления в разпределена среда<text:tab/>30</text:a></text:p>
          <text:p text:style-name="P14"><text:a xlink:type="simple" xlink:href="#__RefHeading__2965_724005782" text:style-name="Index_20_Link" text:visited-style-name="Index_20_Link"><text:s text:c="2"/>2.6 Система за прогнозиран<text:tab/>31</text:a></text:p>
          <text:p text:style-name="P15"><text:a xlink:type="simple" xlink:href="#__RefHeading__3314_724005782" text:style-name="Index_20_Link" text:visited-style-name="Index_20_Link"><text:s text:c="4"/>2.6.1 Структура на ИНМ<text:tab/>35</text:a></text:p>
          <text:p text:style-name="P15"><text:a xlink:type="simple" xlink:href="#__RefHeading__3316_724005782" text:style-name="Index_20_Link" text:visited-style-name="Index_20_Link"><text:s text:c="4"/>2.6.2 Изчисления от входа към изхода<text:tab/>38</text:a></text:p>
          <text:p text:style-name="P15"><text:a xlink:type="simple" xlink:href="#__RefHeading__3318_724005782" text:style-name="Index_20_Link" text:visited-style-name="Index_20_Link"><text:s text:c="4"/>2.6.3 Манипулация на теглата в ИНМ с ДЕ<text:tab/>39</text:a></text:p>
          <text:p text:style-name="P15"><text:a xlink:type="simple" xlink:href="#__RefHeading__3320_724005782" text:style-name="Index_20_Link" text:visited-style-name="Index_20_Link"><text:s text:c="4"/>2.6.4 Представяне на входните и изходните данни<text:tab/>42</text:a></text:p>
          <text:p text:style-name="P15"><text:a xlink:type="simple" xlink:href="#__RefHeading__1941_564051341" text:style-name="Index_20_Link" text:visited-style-name="Index_20_Link"><text:s text:c="4"/>2.6.5 Оценка на индивидите в популацията<text:tab/>43</text:a></text:p>
          <text:p text:style-name="P15"><text:a xlink:type="simple" xlink:href="#__RefHeading__1943_564051341" text:style-name="Index_20_Link" text:visited-style-name="Index_20_Link"><text:s text:c="4"/>2.6.6 Хибридна реализация с ДЕ и ОРГ<text:tab/>45</text:a></text:p>
          <text:p text:style-name="P15"><text:a xlink:type="simple" xlink:href="#__RefHeading__1945_564051341" text:style-name="Index_20_Link" text:visited-style-name="Index_20_Link"><text:s text:c="4"/>2.6.7 Обучение на ИНМ с ДЕ в ИРС<text:tab/>46</text:a></text:p>
          <text:p text:style-name="P13"><text:a xlink:type="simple" xlink:href="#__RefHeading__152_63795308" text:style-name="Index_20_Link" text:visited-style-name="Index_20_Link">Глава 3 Експериментални резултати<text:tab/>48</text:a></text:p>
          <text:p text:style-name="P13"><text:a xlink:type="simple" xlink:href="#__RefHeading__156_63795308" text:style-name="Index_20_Link" text:visited-style-name="Index_20_Link">Приноси<text:tab/>50</text:a></text:p>
          <text:p text:style-name="P13"><text:a xlink:type="simple" xlink:href="#__RefHeading__158_63795308" text:style-name="Index_20_Link" text:visited-style-name="Index_20_Link">Заключение<text:tab/>51</text:a></text:p>
          <text:p text:style-name="P13"><text:a xlink:type="simple" xlink:href="#__RefHeading__160_63795308" text:style-name="Index_20_Link" text:visited-style-name="Index_20_Link">Библиография<text:tab/>53</text:a></text:p>
          <text:p text:style-name="P13"><text:a xlink:type="simple" xlink:href="#__RefHeading__162_63795308" text:style-name="Index_20_Link" text:visited-style-name="Index_20_Link">Списък с публикациите по дисертационната работа<text:tab/>86</text:a></text:p>
          <text:p text:style-name="P14"><text:a xlink:type="simple" xlink:href="#__RefHeading__725_533363062" text:style-name="Index_20_Link" text:visited-style-name="Index_20_Link"><text:s text:c="2"/>Цитирания и реферирания<text:tab/>86</text:a></text:p>
          <text:p text:style-name="P14"><text:a xlink:type="simple" xlink:href="#__RefHeading__727_533363062" text:style-name="Index_20_Link" text:visited-style-name="Index_20_Link"><text:s text:c="2"/>Участия с доклади на конференции с международно участие<text:tab/>86</text:a></text:p>
        </text:index-body>
      </text:table-of-content>
      <text:p text:style-name="P2"/>
      <text:h text:style-name="P18" text:outline-level="1"><text:bookmark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Цитат!</text:span> Прогнозирането на времеви редове се подрежда на <text:span text:style-name="T4">X</text:span> място (от <text:span text:style-name="T6">Y</text:span> възможни) по приоритет в изследователските направления на научната дисциплина <text:span text:style-name="T3">„“</text:span>. Задачите за прогнозиране на времеви редове могат да бъдат разделени на <text:span text:style-name="T6">Z</text:span><text:span text:style-name="T5"> </text:span>отделни класа, в зависимост от тяхната <text:span text:style-name="T3">формална</text:span> постановка. <text:span text:style-name="T3">Разглеждане на различните класове!</text:span></text:p>
      <text:p text:style-name="P2"/>
      <text:p text:style-name="P2"><text:tab/>В дисертационната работа се разглеждат проблеми от <text:span text:style-name="T6">N-</text:span><text:span text:style-name="T3">тия</text:span> клас, а именно със задачи за прогнозиране на времеви редове <text:span text:style-name="T3">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5">N </text:span>на брой точки в двумерното пространство могат да се прекарат безкраен брой криви <text:span text:style-name="T3">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5">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text:soft-page-break/>(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6">M</text:span><text:span text:style-name="T5">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8" text:outline-level="1"><text:bookmark text:name="__RefHeading__148_63795308"/>Глава 1 - Обзор<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text:soft-page-break/>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text:soft-page-break/>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text:soft-page-break/>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text:soft-page-break/>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text:soft-page-break/>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text:soft-page-break/>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text:soft-page-break/>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text:soft-page-break/>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text:soft-page-break/>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text:soft-page-break/>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text:soft-page-break/>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text:soft-page-break/>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text:soft-page-break/>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text:soft-page-break/>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text:soft-page-break/>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text:soft-page-break/>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text:soft-page-break/>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text:soft-page-break/>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text:soft-page-break/>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text:soft-page-break/>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8" text:outline-level="1"><text:bookmark text:name="__RefHeading__150_63795308"/>Глава 2 - Модел<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text:soft-page-break/>икономиката се разглежда от различни автори, някои от които са Dunis <text:span text:style-name="T3">[5]</text:span>, Giles <text:span text:style-name="T3">[9]</text:span> и Moody <text:span text:style-name="T3">[12]</text:span>. Като основен модел се използват така наречените Feed Forward Neural Networks (FFNN) (виж Haykin <text:span text:style-name="T3">[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3">[17]</text:span>). Комбиниран подход за обучение на ИНМ с помощта на еволюционни алгоритми е предложен от Yao <text:span text:style-name="T3">[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3">[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3">[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soft-page-break/></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3">[8]</text:span>.</text:p>
      <text:p text:style-name="P2"/>
      <text:h text:style-name="Heading_20_2" text:outline-level="2"><text:bookmark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3">[16]</text:span>. До момента алгоритъмът с ОРГ дава най-бърза сходимост, в процеса на обучение, но притежава няколко <text:soft-page-break/>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3">[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3">[13, 6, 4, 2]</text:span>.</text:p>
      <text:p text:style-name="P2"/>
      <text:p text:style-name="P2"><text:soft-page-break/><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3">[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3">[1, 7]</text:span>. Поради посочените <text:soft-page-break/>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text:soft-page-break/>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E81D4717.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text:soft-page-break/>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15B14CDB.svm" xlink:type="simple" xlink:show="embed" xlink:actuate="onLoad"/></draw:frame></text:p>
      <text:p text:style-name="P7"><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text:soft-page-break/>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text:soft-page-break/>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text:soft-page-break/>цел изясняване на модела на ИНМ, се разглежда ИНМ с 3 входа, 4 възли в скрития слой и 2 изхода.</text:p>
      <text:p text:style-name="P2"/>
      <text:p text:style-name="P2"><draw:frame draw:style-name="fr1" draw:name="graphics5" text:anchor-type="paragraph" svg:width="16.221cm" svg:height="12.091cm" draw:z-index="4"><draw:image xlink:href="Pictures/2000000900003F5C00002F3C25D7220F.svm" xlink:type="simple" xlink:show="embed" xlink:actuate="onLoad"/></draw:frame></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E4E19DD.svm" xlink:type="simple" xlink:show="embed" xlink:actuate="onLoad"/></draw:frame></text:p>
      <text:p text:style-name="P2"><text:soft-page-break/></text:p>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1" draw:name="graphics7" text:anchor-type="paragraph" svg:width="8.678cm" svg:height="5.741cm" draw:z-index="6"><draw:image xlink:href="Pictures/20000009000021E70000166EC3C1A01E.svm" xlink:type="simple" xlink:show="embed" xlink:actuate="onLoad"/></draw:frame></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D9248614.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text:soft-page-break/>всеки възел към всеки друг.</text:p>
      <text:p text:style-name="P2"/>
      <text:h text:style-name="Heading_20_3" text:outline-level="3"><text:bookmark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9CF148E8.svm" xlink:type="simple" xlink:show="embed" xlink:actuate="onLoad"/></draw:frame></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AAE85EB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text:soft-page-break/></text:p>
      <text:h text:style-name="P19" text:outline-level="3"><text:bookmark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P2"><draw:frame draw:style-name="fr4" draw:name="graphics12" text:anchor-type="paragraph" svg:width="15.266cm" svg:height="14.316cm" draw:z-index="11"><draw:image xlink:href="Pictures/2000000900003BA3000037EB0CBB6A9E.svm" xlink:type="simple" xlink:show="embed" xlink:actuate="onLoad"/></draw:frame><text:soft-page-break/></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text:soft-page-break/>случайно избрани елементи от двамата родители, без те да са последователни.</text:p>
      <text:p text:style-name="P2"/>
      <text:p text:style-name="P2"><draw:frame draw:style-name="fr3" draw:name="graphics13" text:anchor-type="paragraph" svg:width="16.999cm" svg:height="14.556cm" draw:z-index="12"><draw:image xlink:href="Pictures/2000000900004D00000041F16C00B696.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text:soft-page-break/></text:p>
      <text:h text:style-name="P19" text:outline-level="3"><text:bookmark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6">№ възел</text:p>
          </table:table-cell>
          <table:table-cell table:style-name="Table1.B1" office:value-type="string">
            <text:p text:style-name="P16">Входна Стойност</text:p>
          </table:table-cell>
        </table:table-row>
        <table:table-row>
          <table:table-cell table:style-name="Table1.A2" office:value-type="string">
            <text:p text:style-name="Table_20_Contents">1</text:p>
          </table:table-cell>
          <table:table-cell table:style-name="Table1.B2" office:value-type="string">
            <text:p text:style-name="Table_20_Contents">0.1</text:p>
          </table:table-cell>
        </table:table-row>
        <table:table-row>
          <table:table-cell table:style-name="Table1.A2" office:value-type="string">
            <text:p text:style-name="Table_20_Contents">2</text:p>
          </table:table-cell>
          <table:table-cell table:style-name="Table1.B2" office:value-type="string">
            <text:p text:style-name="Table_20_Contents">0.2</text:p>
          </table:table-cell>
        </table:table-row>
        <table:table-row>
          <table:table-cell table:style-name="Table1.A2" office:value-type="string">
            <text:p text:style-name="Table_20_Contents">3</text:p>
          </table:table-cell>
          <table:table-cell table:style-name="Table1.B2" office:value-type="string">
            <text:p text:style-name="Table_20_Contents">0.4</text:p>
          </table:table-cell>
        </table:table-row>
        <table:table-row>
          <table:table-cell table:style-name="Table1.A2" office:value-type="string">
            <text:p text:style-name="Table_20_Contents">4</text:p>
          </table:table-cell>
          <table:table-cell table:style-name="Table1.B2" office:value-type="string">
            <text:p text:style-name="Table_20_Contents">0.1</text:p>
          </table:table-cell>
        </table:table-row>
        <table:table-row>
          <table:table-cell table:style-name="Table1.A2" office:value-type="string">
            <text:p text:style-name="Table_20_Contents">5</text:p>
          </table:table-cell>
          <table:table-cell table:style-name="Table1.B2"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text:soft-page-break/>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6">№ възел</text:p>
          </table:table-cell>
          <table:table-cell table:style-name="Table2.A1" office:value-type="string">
            <text:p text:style-name="P16">Изходна Стойност</text:p>
          </table:table-cell>
          <table:table-cell table:style-name="Table2.C1" office:value-type="string">
            <text:p text:style-name="P16">Цифра</text:p>
          </table:table-cell>
        </table:table-row>
        <table:table-row>
          <table:table-cell table:style-name="Table2.A2" office:value-type="string">
            <text:p text:style-name="Table_20_Contents">1</text:p>
          </table:table-cell>
          <table:table-cell table:style-name="Table2.A2" office:value-type="string">
            <text:p text:style-name="Table_20_Contents">0.1956</text:p>
          </table:table-cell>
          <table:table-cell table:style-name="Table2.C2" office:value-type="string">
            <text:p text:style-name="Table_20_Contents">1</text:p>
          </table:table-cell>
        </table:table-row>
        <table:table-row>
          <table:table-cell table:style-name="Table2.A2" office:value-type="string">
            <text:p text:style-name="Table_20_Contents">2</text:p>
          </table:table-cell>
          <table:table-cell table:style-name="Table2.A2" office:value-type="string">
            <text:p text:style-name="Table_20_Contents">0.3102</text:p>
          </table:table-cell>
          <table:table-cell table:style-name="Table2.C2" office:value-type="string">
            <text:p text:style-name="Table_20_Contents">3</text:p>
          </table:table-cell>
        </table:table-row>
        <table:table-row>
          <table:table-cell table:style-name="Table2.A2" office:value-type="string">
            <text:p text:style-name="Table_20_Contents">3</text:p>
          </table:table-cell>
          <table:table-cell table:style-name="Table2.A2" office:value-type="string">
            <text:p text:style-name="Table_20_Contents">0.4567</text:p>
          </table:table-cell>
          <table:table-cell table:style-name="Table2.C2" office:value-type="string">
            <text:p text:style-name="Table_20_Contents">4</text:p>
          </table:table-cell>
        </table:table-row>
        <table:table-row>
          <table:table-cell table:style-name="Table2.A2" office:value-type="string">
            <text:p text:style-name="Table_20_Contents">4</text:p>
          </table:table-cell>
          <table:table-cell table:style-name="Table2.A2" office:value-type="string">
            <text:p text:style-name="Table_20_Contents">0.9897</text:p>
          </table:table-cell>
          <table:table-cell table:style-name="Table2.C2" office:value-type="string">
            <text:p text:style-name="Table_20_Contents">9</text:p>
          </table:table-cell>
        </table:table-row>
        <table:table-row>
          <table:table-cell table:style-name="Table2.A2" office:value-type="string">
            <text:p text:style-name="Table_20_Contents">5</text:p>
          </table:table-cell>
          <table:table-cell table:style-name="Table2.A2" office:value-type="string">
            <text:p text:style-name="Table_20_Contents">0.7012</text:p>
          </table:table-cell>
          <table:table-cell table:style-name="Table2.C2"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19" text:outline-level="3"><text:bookmark text:name="__RefHeading__1941_564051341"/><text:s text:c="4"/>2.6.5 Оценка на индивидите в популацията<text:bookmark-end text:name="__RefHeading__1941_564051341"/></text:h>
      <text:p text:style-name="P2"/>
      <text:p text:style-name="P2"><draw:frame draw:style-name="fr3" draw:name="graphics14" text:anchor-type="paragraph" svg:width="16.999cm" svg:height="10.73cm" draw:z-index="13"><draw:image xlink:href="Pictures/20000009000050B9000032F53C10DD7C.svm" xlink:type="simple" xlink:show="embed" xlink:actuate="onLoad"/></draw:frame><text:soft-page-break/></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26B5EAD1.svm" xlink:type="simple" xlink:show="embed" xlink:actuate="onLoad"/></draw:frame></text:p>
      <text:p text:style-name="P2"><text:tab/>Данните условно се разделят на данни от минал период и данни от бъдещ <text:soft-page-break/>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5EBD7C18.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9" text:outline-level="3"><text:bookmark text:name="__RefHeading__1943_564051341"/><text:s text:c="4"/>2.6.6 Хибридна реализация с ДЕ и ОРГ<text:bookmark-end text:name="__RefHeading__1943_564051341"/></text:h>
      <text:p text:style-name="P2"/>
      <text:p text:style-name="P2"><draw:frame draw:style-name="fr4" draw:name="graphics17" text:anchor-type="paragraph" svg:width="13.681cm" svg:height="6.696cm" draw:z-index="16"><draw:image xlink:href="Pictures/200000090000357000001A276FB24F78.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9" text:outline-level="3"><text:bookmark text:name="__RefHeading__1945_564051341"/><text:s text:c="4"/>2.6.7 Обучение на ИНМ с ДЕ в ИРС<text:bookmark-end text:name="__RefHeading__1945_564051341"/></text:h>
      <text:p text:style-name="P2"/>
      <text:p text:style-name="P2"><draw:frame draw:style-name="fr5" draw:name="graphics18" text:anchor-type="paragraph" svg:width="16.999cm" svg:height="9.684cm" draw:z-index="17"><draw:image xlink:href="Pictures/200000090000480A00002909580BA344.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8" text:outline-level="1"><text:bookmark text:name="__RefHeading__152_63795308"/>Глава 3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text:soft-page-break/>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8" text:outline-level="1"><text:bookmark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6">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8" text:outline-level="1"><text:bookmark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6">K</text:span><text:span text:style-name="T5"> </text:span>специализирани конференции (някои от които с международно участие) по машинно самообучение.</text:p>
      <text:p text:style-name="P2"/>
      <text:p text:style-name="P2"><text:tab/>* <text:span text:style-name="T3">Конференция 1</text:span></text:p>
      <text:p text:style-name="P2"><text:tab/>* <text:span text:style-name="T3">Конференция 2</text:span></text:p>
      <text:p text:style-name="P6">...</text:p>
      <text:p text:style-name="P2"><text:tab/>* <text:span text:style-name="T3">Конференция </text:span><text:span text:style-name="T6">K</text:span></text:p>
      <text:p text:style-name="P2"/>
      <text:p text:style-name="P2"><text:tab/>Изследванията от дисертационния труд са отразени в <text:span text:style-name="T6">L</text:span><text:span text:style-name="T5"> </text:span>публикации, <text:span text:style-name="T6">S</text:span><text:span text:style-name="T5"> </text:span>от <text:soft-page-break/>които са самостоятелни. За самостоятелните публикации са известни цитирания в <text:span text:style-name="T3">...</text:span>, както и рефериране в <text:span text:style-name="T3">...</text:span>.</text:p>
      <text:p text:style-name="P2"/>
      <text:p text:style-name="P2"><text:tab/>Част от получените резултати са включени в отчетите на <text:span text:style-name="T6">T</text:span><text:span text:style-name="T5"> </text:span>научно-изследователски теми от вътрешния план на ИИКТ-БАН:</text:p>
      <text:p text:style-name="P2"/>
      <text:p text:style-name="P2"><text:tab/>* <text:span text:style-name="T3">Тема 1 (вътрешен шифър)</text:span></text:p>
      <text:p text:style-name="P2"><text:tab/>* <text:span text:style-name="T3">Тема 2 (вътрешен шифър)</text:span></text:p>
      <text:p text:style-name="P6">...</text:p>
      <text:p text:style-name="P2"><text:tab/>* <text:span text:style-name="T3">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8" text:outline-level="1"><text:bookmark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5">[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5">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text:soft-page-break/></text:p>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Dec 2005.</text:p>
      <text:p text:style-name="P2"/>
      <text:p text:style-name="P2">8. [NMMS2008] N. Mirarmandehi, M. Saboorian, A. Ghodrati, Time-Series Prediction using Neural Networks, http://ce.sharif.edu/~armandeh/Publish/ANN/TS.pdf.</text:p>
      <text:p text:style-name="P2"/>
      <text:p text:style-name="P2">9. [PCJM1996<text:span text:style-name="T5">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text:soft-page-break/>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5">[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text:soft-page-break/></text:p>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5">[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text:soft-page-break/>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text:soft-page-break/>33. <text:span text:style-name="T5">[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text:soft-page-break/>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text:soft-page-break/></text:p>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text:soft-page-break/>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text:soft-page-break/>series, Engineering Applications of Artificial Intelligence, Vol. 17, Num. 2, p.159–167, 2004.</text:p>
      <text:p text:style-name="P2"/>
      <text:p text:style-name="P2">61. [MEVO2011] M. Vora, Genetic Algorithm for Trading Signal Generation: Solution to trader’s 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text:soft-page-break/>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text:soft-page-break/></text:p>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text:soft-page-break/>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text:soft-page-break/>Vol. 75, Issue 7, p.770-786, 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text:soft-page-break/></text:p>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text:soft-page-break/>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text:soft-page-break/></text:p>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Networks Optimized by Differential Evolution with Degeneration, <text:soft-page-break/>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5">[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text:soft-page-break/>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text:soft-page-break/>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5">[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text:soft-page-break/>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
      <text:p text:style-name="P2">139. [DTNP2004] D. Tasoulis, N. Pavlidis, V. Plagianakos, M. Vrahatis, Parallel <text:soft-page-break/>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text:soft-page-break/>146. <text:span text:style-name="T5">[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5">[DAZA2004a]</text:span> D. Zaharie, A multipopulation differential evolution algorithm for multimodal optimization, In Proceedings of Mendel, 10th International Conference on Soft Computing, p. 17-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text:soft-page-break/>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
      <text:p text:style-name="P2">156. <text:span text:style-name="T5">[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text:soft-page-break/></text:p>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5">[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text:soft-page-break/>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5">[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text:soft-page-break/>Approach to Solving Optimization Problems, In Proceedings of the International Conference on Computer and Software Modeling (IPCSIT11), Vol. 14, p.123-127, 2011.</text:p>
      <text:p text:style-name="P2"/>
      <text:p text:style-name="P2">173. <text:span text:style-name="T5">[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text:soft-page-break/>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text:soft-page-break/>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text:soft-page-break/>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5">[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text:soft-page-break/>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5">[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text:soft-page-break/>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h text:style-name="P18" text:outline-level="1"><text:bookmark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 text:name="__RefHeading__725_533363062"/><text:s text:c="2"/>Цитирания и реферирания<text:bookmark-end text:name="__RefHeading__725_533363062"/></text:h>
      <text:p text:style-name="P2"/>
      <text:p text:style-name="P2"/>
      <text:p text:style-name="P2"/>
      <text:h text:style-name="Heading_20_2" text:outline-level="2"><text:bookmark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4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6</text:page-number> / <text:page-count>8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3M6S</meta:editing-duration>
    <meta:editing-cycles>304</meta:editing-cycles>
    <meta:generator>LibreOffice/3.3$Win32 LibreOffice_project/330m19$Build-301</meta:generator>
    <dc:date>2015-01-09T19:38:32.21</dc:date>
    <meta:document-statistic meta:table-count="2" meta:image-count="18" meta:object-count="0" meta:page-count="86" meta:paragraph-count="395" meta:word-count="17999" meta:character-count="126462"/>
    <meta:user-defined meta:name="Info 1"/>
    <meta:user-defined meta:name="Info 2"/>
    <meta:user-defined meta:name="Info 3"/>
    <meta:user-defined meta:name="Info 4"/>
  </office:meta>
</office:document-meta>
</file>